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weight="normal" officeooo:paragraph-rsid="002c6c29" style:font-weight-asian="normal" style:font-weight-complex="normal"/>
    </style:style>
    <style:style style:name="P2" style:family="paragraph" style:parent-style-name="Standard">
      <style:paragraph-properties fo:margin-left="0in" fo:margin-right="0in" fo:text-indent="0in" style:auto-text-indent="false"/>
      <style:text-properties fo:font-weight="normal" officeooo:paragraph-rsid="00384217" style:font-weight-asian="normal" style:font-weight-complex="normal"/>
    </style:style>
    <style:style style:name="P3" style:family="paragraph" style:parent-style-name="Standard">
      <style:paragraph-properties fo:margin-left="0in" fo:margin-right="0in" fo:text-indent="0in" style:auto-text-indent="false"/>
      <style:text-properties fo:font-weight="normal" officeooo:paragraph-rsid="0036c828" style:font-weight-asian="normal" style:font-weight-complex="normal"/>
    </style:style>
    <style:style style:name="P4" style:family="paragraph" style:parent-style-name="Standard">
      <style:paragraph-properties fo:margin-left="0in" fo:margin-right="0in" fo:text-indent="0in" style:auto-text-indent="false"/>
      <style:text-properties fo:font-weight="normal" officeooo:paragraph-rsid="003e7d2c" style:font-weight-asian="normal" style:font-weight-complex="normal"/>
    </style:style>
    <style:style style:name="P5" style:family="paragraph" style:parent-style-name="Standard">
      <style:paragraph-properties fo:margin-left="0in" fo:margin-right="0in" fo:text-indent="0in" style:auto-text-indent="false"/>
      <style:text-properties fo:font-weight="normal" officeooo:paragraph-rsid="00406a99" style:font-weight-asian="normal" style:font-weight-complex="normal"/>
    </style:style>
    <style:style style:name="P6" style:family="paragraph" style:parent-style-name="Standard">
      <style:paragraph-properties fo:margin-left="0in" fo:margin-right="0in" fo:text-indent="0in" style:auto-text-indent="false" fo:break-before="page"/>
      <style:text-properties fo:font-weight="normal" officeooo:paragraph-rsid="0036c828" style:font-weight-asian="normal" style:font-weight-complex="normal"/>
    </style:style>
    <style:style style:name="P7" style:family="paragraph" style:parent-style-name="Standard">
      <style:text-properties fo:font-weight="normal" officeooo:paragraph-rsid="0013ebd3" style:font-weight-asian="normal" style:font-weight-complex="normal"/>
    </style:style>
    <style:style style:name="P8" style:family="paragraph" style:parent-style-name="Standard">
      <style:text-properties fo:font-weight="normal" officeooo:paragraph-rsid="0020de75" style:font-weight-asian="normal" style:font-weight-complex="normal"/>
    </style:style>
    <style:style style:name="T1" style:family="text">
      <style:text-properties officeooo:rsid="00114dab"/>
    </style:style>
    <style:style style:name="T2" style:family="text">
      <style:text-properties officeooo:rsid="0011b09f"/>
    </style:style>
    <style:style style:name="T3" style:family="text">
      <style:text-properties officeooo:rsid="0012815c"/>
    </style:style>
    <style:style style:name="T4" style:family="text">
      <style:text-properties officeooo:rsid="0013ebd3"/>
    </style:style>
    <style:style style:name="T5" style:family="text">
      <style:text-properties officeooo:rsid="0014f3b6"/>
    </style:style>
    <style:style style:name="T6" style:family="text">
      <style:text-properties officeooo:rsid="00163f4a"/>
    </style:style>
    <style:style style:name="T7" style:family="text">
      <style:text-properties officeooo:rsid="0016d03d"/>
    </style:style>
    <style:style style:name="T8" style:family="text">
      <style:text-properties officeooo:rsid="0018aac9"/>
    </style:style>
    <style:style style:name="T9" style:family="text">
      <style:text-properties officeooo:rsid="001bc34a"/>
    </style:style>
    <style:style style:name="T10" style:family="text">
      <style:text-properties officeooo:rsid="001d6d1b"/>
    </style:style>
    <style:style style:name="T11" style:family="text">
      <style:text-properties officeooo:rsid="0020de75"/>
    </style:style>
    <style:style style:name="T12" style:family="text">
      <style:text-properties officeooo:rsid="00222adc"/>
    </style:style>
    <style:style style:name="T13" style:family="text">
      <style:text-properties officeooo:rsid="00224de3"/>
    </style:style>
    <style:style style:name="T14" style:family="text">
      <style:text-properties fo:font-weight="bold" officeooo:rsid="0016d03d" style:font-weight-asian="bold" style:font-weight-complex="bold"/>
    </style:style>
    <style:style style:name="T15" style:family="text">
      <style:text-properties fo:font-weight="bold" officeooo:rsid="00114dab" style:font-weight-asian="bold" style:font-weight-complex="bold"/>
    </style:style>
    <style:style style:name="T16" style:family="text">
      <style:text-properties fo:font-weight="bold" officeooo:rsid="0012815c" style:font-weight-asian="bold" style:font-weight-complex="bold"/>
    </style:style>
    <style:style style:name="T17" style:family="text">
      <style:text-properties fo:font-weight="bold" officeooo:rsid="0013ebd3" style:font-weight-asian="bold" style:font-weight-complex="bold"/>
    </style:style>
    <style:style style:name="T18" style:family="text">
      <style:text-properties fo:font-weight="bold" officeooo:rsid="00222adc" style:font-weight-asian="bold" style:font-weight-complex="bold"/>
    </style:style>
    <style:style style:name="T19" style:family="text">
      <style:text-properties fo:font-weight="bold" officeooo:rsid="00224de3" style:font-weight-asian="bold" style:font-weight-complex="bold"/>
    </style:style>
    <style:style style:name="T20" style:family="text">
      <style:text-properties fo:font-weight="bold" officeooo:rsid="003aaf5e" style:font-weight-asian="bold" style:font-weight-complex="bold"/>
    </style:style>
    <style:style style:name="T21" style:family="text">
      <style:text-properties officeooo:rsid="0023c9ac"/>
    </style:style>
    <style:style style:name="T22" style:family="text">
      <style:text-properties style:text-underline-style="solid" style:text-underline-width="auto" style:text-underline-color="font-color" officeooo:rsid="0023c9ac"/>
    </style:style>
    <style:style style:name="T23" style:family="text">
      <style:text-properties style:text-underline-style="solid" style:text-underline-width="auto" style:text-underline-color="font-color" officeooo:rsid="00250ad0"/>
    </style:style>
    <style:style style:name="T24" style:family="text">
      <style:text-properties style:text-underline-style="solid" style:text-underline-width="auto" style:text-underline-color="font-color" officeooo:rsid="003e7d2c"/>
    </style:style>
    <style:style style:name="T25" style:family="text">
      <style:text-properties officeooo:rsid="002489ea"/>
    </style:style>
    <style:style style:name="T26" style:family="text">
      <style:text-properties officeooo:rsid="00250ad0"/>
    </style:style>
    <style:style style:name="T27" style:family="text">
      <style:text-properties style:text-underline-style="none" officeooo:rsid="00250ad0"/>
    </style:style>
    <style:style style:name="T28" style:family="text">
      <style:text-properties style:text-underline-style="none" fo:font-weight="bold" officeooo:rsid="002c6c29" style:font-weight-asian="bold" style:font-weight-complex="bold"/>
    </style:style>
    <style:style style:name="T29" style:family="text">
      <style:text-properties style:text-underline-style="none" fo:font-weight="bold" officeooo:rsid="002fb7a3" style:font-weight-asian="bold" style:font-weight-complex="bold"/>
    </style:style>
    <style:style style:name="T30" style:family="text">
      <style:text-properties style:text-underline-style="none" fo:font-weight="bold" officeooo:rsid="0036c828" style:font-weight-asian="bold" style:font-weight-complex="bold"/>
    </style:style>
    <style:style style:name="T31" style:family="text">
      <style:text-properties style:text-underline-style="none" fo:font-weight="bold" officeooo:rsid="003aaf5e" style:font-weight-asian="bold" style:font-weight-complex="bold"/>
    </style:style>
    <style:style style:name="T32" style:family="text">
      <style:text-properties style:text-underline-style="none" officeooo:rsid="0027fec2"/>
    </style:style>
    <style:style style:name="T33" style:family="text">
      <style:text-properties style:text-underline-style="none" officeooo:rsid="002b5cb8"/>
    </style:style>
    <style:style style:name="T34" style:family="text">
      <style:text-properties style:text-underline-style="none" officeooo:rsid="002c6c29"/>
    </style:style>
    <style:style style:name="T35" style:family="text">
      <style:text-properties style:text-underline-style="none" officeooo:rsid="002fb7a3"/>
    </style:style>
    <style:style style:name="T36" style:family="text">
      <style:text-properties style:text-underline-style="none" officeooo:rsid="0030a7e2"/>
    </style:style>
    <style:style style:name="T37" style:family="text">
      <style:text-properties style:text-underline-style="none" officeooo:rsid="00322d7d"/>
    </style:style>
    <style:style style:name="T38" style:family="text">
      <style:text-properties style:text-underline-style="none" officeooo:rsid="00338c74"/>
    </style:style>
    <style:style style:name="T39" style:family="text">
      <style:text-properties style:text-underline-style="none" officeooo:rsid="0033c041"/>
    </style:style>
    <style:style style:name="T40" style:family="text">
      <style:text-properties style:text-underline-style="none" officeooo:rsid="00357a55"/>
    </style:style>
    <style:style style:name="T41" style:family="text">
      <style:text-properties style:text-underline-style="none" officeooo:rsid="0036c828"/>
    </style:style>
    <style:style style:name="T42" style:family="text">
      <style:text-properties style:text-underline-style="none" officeooo:rsid="00384217"/>
    </style:style>
    <style:style style:name="T43" style:family="text">
      <style:text-properties style:text-underline-style="none" officeooo:rsid="00391da7"/>
    </style:style>
    <style:style style:name="T44" style:family="text">
      <style:text-properties style:text-underline-style="none" officeooo:rsid="003cac36"/>
    </style:style>
    <style:style style:name="T45" style:family="text">
      <style:text-properties style:text-underline-style="none" officeooo:rsid="003aaf5e"/>
    </style:style>
    <style:style style:name="T46" style:family="text">
      <style:text-properties style:text-underline-style="none" officeooo:rsid="003e7d2c"/>
    </style:style>
    <style:style style:name="T47" style:family="text">
      <style:text-properties style:text-underline-style="none" officeooo:rsid="00406a99"/>
    </style:style>
    <style:style style:name="T48" style:family="text">
      <style:text-properties fo:font-style="italic" style:text-underline-style="none" fo:font-weight="normal" officeooo:rsid="00250ad0" style:font-style-asian="italic" style:font-weight-asian="normal" style:font-style-complex="italic" style:font-weight-complex="normal"/>
    </style:style>
    <style:style style:name="T49" style:family="text">
      <style:text-properties fo:font-style="italic" style:text-underline-style="none" officeooo:rsid="00250ad0" style:font-style-asian="italic" style:font-style-complex="italic"/>
    </style:style>
    <style:style style:name="T50" style:family="text">
      <style:text-properties officeooo:rsid="0029fde5"/>
    </style:style>
    <style:style style:name="T51" style:family="text">
      <style:text-properties officeooo:rsid="003aa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tab/></text:span><text:span text:style-name="T1">It was necessary for Newton to build upon </text:span><text:span text:style-name="T51">Aristotelian</text:span><text:span text:style-name="T1"> </text:span><text:span text:style-name="T3">n</text:span><text:span text:style-name="T1">ature, by narrowing the scope of the Four Causes, </text:span><text:span text:style-name="T51">in order </text:span><text:span text:style-name="T1">to </text:span><text:span text:style-name="T4">examine</text:span><text:span text:style-name="T1"> a world where it was possible to experimentally determine how nature behaves.</text:span><text:span text:style-name="T1"> <text:s/></text:span><text:span text:style-name="T3">Aristotelian nature concerns itself with funneling the universe into a taxonomic structure capable of exhaustively </text:span><text:span text:style-name="T5">explaining all</text:span><text:span text:style-name="T3"> 'Why ?'</text:span><text:span text:style-name="T5">s that may arise in the study of nature</text:span><text:span text:style-name="T3">.</text:span><text:span text:style-name="T1"> <text:s/></text:span><text:span text:style-name="T5">Aristotle uses his Four Causes </text:span><text:span text:style-name="T6">as a tool of inquiry to expose the </text:span><text:span text:style-name="T7">history, actions, and nature of things while answering the aforementioned question. <text:s/></text:span><text:span text:style-name="T2">Though many state that Newton openly rejected Aristotelian thought, a filtered sample of Aristotle's Causes can be found in </text:span><text:span text:style-name="T4">Newton's </text:span><text:span text:style-name="T1">Philosophiæ Naturalis Principia Mathematica</text:span><text:span text:style-name="T2">, in the context of Newton's Rules of Reasoning in Philosophy. <text:s/></text:span><text:span text:style-name="T1">Newton's Principia laid the foundation for experimental philosophy, the scientific method, and modern physics </text:span><text:span text:style-name="T2">by examining mechanical interactions in the physical world through the obscured eyes of Aristotle. <text:s/></text:span></text:p>
      <text:p text:style-name="P8"><text:span text:style-name="T2"><text:tab/></text:span><text:span text:style-name="T7">Aristotle's Four Causes are dependent on his taxonomy of nature, so an understanding of the taxonomic structure in Aristotle's Physics is necessary to examine the path between Aristotelian and Newtonian nature.</text:span><text:span text:style-name="T7"> <text:s/>At the top, there is a division between things that exist by nature (physis) and </text:span><text:span text:style-name="T8">things that are products of </text:span><text:span text:style-name="T7">art (techne), or man-made things. <text:s/></text:span><text:span text:style-name="T8">The distinction between the two arises from their origins, but also from the way in which they behave over time and space. <text:s/>Things of nature have innate principles of motion (kinesis) and rest (stasis) by which their state inherently evolves over time (metabole). <text:s/>Techne lacks this metabole; however, it is clear that techne still has kinesis and stasis from </text:span><text:span text:style-name="T9">simple </text:span><text:span text:style-name="T8">observation of </text:span><text:span text:style-name="T9">the behaviors of </text:span><text:span text:style-name="T8">man-made objects. <text:s/>The kinesis and stasis </text:span><text:span text:style-name="T9">that is observed in</text:span><text:span text:style-name="T8"> techne can be attributed to the </text:span><text:span text:style-name="T10">substances</text:span><text:span text:style-name="T8"> of which the techne is composed, </text:span><text:span text:style-name="T9">assuming that all techne can be decomposed into some set of natural materials </text:span><text:span text:style-name="T11">(prote hyle)</text:span><text:span text:style-name="T9">. <text:s text:c="2"/></text:span><text:span text:style-name="T11">Thus, the prote hyle (material substrate) brought about by the same sort of decomposition of any thing can be seen as the essence or nature of that thing. <text:s/>Though, one can imagine applying the aforementioned decomposition to natural materials, dividing them down to further isolate the essence (ousia qua substance) of natural materials. <text:s/></text:span><text:span text:style-name="T51">If executed exhaustively, this</text:span><text:span text:style-name="T11"> decomposition would boil down to the few kernels of natural essence (atomos) that compose the universe; the form of the universe would then be attributed to the state and arrangement of conglomerations of these atomos. <text:s/>Further, the behavior of the universe could then be attributed to the </text:span><text:span text:style-name="T21">superposition</text:span><text:span text:style-name="T11"> of the nature and arrangement of atomos in space and time. <text:s/>Or, as Carl Sagan puts it, “The beauty of a living thing is not the atoms that go into it, but the way those atoms are put together.” </text:span><text:span text:style-name="T50">[Cosmos: A Personal Voyage, Episode 5 (1990)]</text:span><text:span text:style-name="T11"> <text:s/>Thus, nature may also be identified in the form (eidos) or temporal form (morphe) of a thing. <text:s/></text:span><text:span text:style-name="T21">This can be found in the first chapter of </text:span><text:span text:style-name="T22">Physics</text:span><text:span text:style-name="T21">, “This then is one account of 'nature', namely that it is the material substratum persisting through changes in things which evidence a principle of motion or change. <text:s/>But another account is that 'nature' is identified with the eidos of something, with its morphe by definition.”</text:span></text:p>
      <text:p text:style-name="P1"><text:span text:style-name="T11"><text:tab/></text:span><text:span text:style-name="T12">From the identifiers of nature, </text:span><text:span text:style-name="T13">Aristotle was able to construct a method for determining the cause of an object: the Four Causes.</text:span><text:span text:style-name="T13"> <text:s/></text:span><text:span text:style-name="T12">Of the three i</text:span><text:span text:style-name="T13">dentifiers</text:span><text:span text:style-name="T12"> – hyle (matter), eidos (form, logos), and morphe (teleological shape), the latter two </text:span><text:span text:style-name="T13">have</text:span><text:span text:style-name="T12"> </text:span><text:span text:style-name="T21">a </text:span><text:span text:style-name="T13">metabole. <text:s/></text:span><text:span text:style-name="T21">By definition, eidos and morphe </text:span><text:span text:style-name="T13">rely on kinesis and stasis to exhibit </text:span><text:span text:style-name="T21">themselves. <text:s/>So, kinesis and stasis must also be taken into account when examining the causes of natural things. <text:s/>[It is important to recognize that Aristotelian kinesis encompasses change in three facets: quantity, quality, and space.] <text:s/></text:span><text:span text:style-name="T25">The construction of the Four Causes from here seems purely logical; each cause is attributed to each identifier with the addition of kinesis. <text:s/>Aristotle's Four Causes are: The material cause, concerning the natural substances of which a thing is composed (hyle); the formal cause, concerning the essence of the form of which a thing has (eidos); the efficient cause, concerning </text:span><text:soft-page-break/><text:span text:style-name="T25">the external influence on the kinesis of an object; and the final cause, concerning the purpose for which a thing exists (morphe). <text:s/></text:span><text:span text:style-name="T26">From chapter 3 of Aristotle's </text:span><text:span text:style-name="T23">Physics</text:span><text:span text:style-name="T27">, “All the causes now mentioned call into four familiar divisions. <text:s/>The letters are the causes of syllables... <text:s/>the parts causes of the whole... , in the sense of 'that from which' (</text:span><text:span text:style-name="T49">hyle</text:span><text:span text:style-name="T27">). <text:s/>In each of these pairs, the initial item is a cause in the sense of substratum, the other item in the sense of the essential character – the whole, or combination or form (</text:span><text:span text:style-name="T49">eidos</text:span><text:span text:style-name="T27">). <text:s/>Just so, the seed and the doctor and the advisor, and generally the maker, are all propelling factors originating from change or cessation (</text:span><text:span text:style-name="T49">kinesis</text:span><text:span text:style-name="T27">) and finally there are causes in the sense of the end or the good which things tend to; for 'that for the sake of which' (morphe)... “. <text:s/></text:span><text:span text:style-name="T32">The Four Causes provided Aristotle with </text:span><text:span text:style-name="T33">a way to determine why </text:span><text:span text:style-name="T34">natural objects exist and behave in the ways that they do. <text:s/></text:span></text:p>
      <text:p text:style-name="P2"><text:span text:style-name="T34"><text:tab/></text:span><text:span text:style-name="T34">Aristotle was interested in making sense of natural objects themselves through taxonomy and philosophy; Newton was focused on investigating the behavior and interactions of natural objects in the physical world </text:span><text:span text:style-name="T35">by the means of</text:span><text:span text:style-name="T34"> experimental philosophy.</text:span><text:span text:style-name="T34"> <text:s/></text:span><text:span text:style-name="T39">In utilizing experimental philosophy, Newton restricts his view of the universe to one that concerns hypotheses and observations obtained through physical experiment and induction. <text:s/></text:span><text:span text:style-name="T40">This restriction promotes the search for simple yet wholly true causes, allows for abstraction and generalization of those causes, and removes the </text:span><text:span text:style-name="T41">need to refute hypotheses generated by thought experiment or imagination. <text:s/></text:span><text:span text:style-name="T40"><text:s/></text:span></text:p>
      <text:p text:style-name="P4"><text:span text:style-name="T40"><text:tab/></text:span><text:span text:style-name="T41">In his own words, the restrictions </text:span><text:span text:style-name="T45">that Newton utilizes </text:span><text:span text:style-name="T41">are embodied in </text:span><text:span text:style-name="T45">his</text:span><text:span text:style-name="T41"> Rules of Reasoning in Philosophy, found in the Principia. <text:s/>The first rule narrows the </text:span><text:span text:style-name="T42">space of possible causes for natural things by establishing an ever-rising lower bound on the simplicity and accuracy of the accepted cause, “We are to admit no more causes of natural things than such as are both true and sufficient to explain their appearances.” <text:s/>The second rule reduces the space of individual phenomenon by grouping similar natural phenomenon and assigning the group one cause, “Therefore to the same natural effects we must, as tar as possible, assign the same causes.” <text:s/>The third reduces the space of individual bodies by grouping bodies with similar properties and behaviors together, “The qualities of Bodies, which admit neither intensification nor remission of degrees, and which are found to belong to all bodies within the reach of our experiments, are to be esteemed the universal qualities of all bodies whatsoever.” <text:s/>Lastly, the fourth rule lays the groundwork for experimental philosophy and removes the need to refute hypotheses with no experimental standing, “In experimental philosophy we are to look upon the propositions inferred by general induction from phenomena as accurately or very nearly true, notwithstanding any contrary hypotheses that may be imagined till such time as other phenomena occur by which they may either be made more accurate or liable to exception.” <text:s/></text:span><text:span text:style-name="T43"><text:s text:c="2"/></text:span><text:span text:style-name="T46">To show that Newton still utilized Aristotelian Causality, proof that Aristotle's Four Causes still has meaning through this 'Newtonian lens' is required.</text:span></text:p>
      <text:p text:style-name="P4"><text:span text:style-name="T46"><text:tab/>The Newtonian lens shifts the definitions of eidos and morphe into the purely physical realm by invoking the Rules of Reasoning. <text:s/>The meaning</text:span><text:span text:style-name="T47">s</text:span><text:span text:style-name="T46"> of hyle </text:span><text:span text:style-name="T47">and kinesis</text:span><text:span text:style-name="T46"> in a Newtonian context remain as </text:span><text:span text:style-name="T47">they</text:span><text:span text:style-name="T46"> w</text:span><text:span text:style-name="T47">ere</text:span><text:span text:style-name="T46"> in Aristotle's </text:span><text:span text:style-name="T24">Physics</text:span><text:span text:style-name="T46">; simply put, hyle </text:span><text:span text:style-name="T47">and kinesis</text:span><text:span text:style-name="T46"> </text:span><text:span text:style-name="T47">are</text:span><text:span text:style-name="T46"> already purely physical. <text:s/>Eidos is reinterpreted as the purely physical form of an object, neglecting the notion that the form of an object is related to its intended function or ideological identity. <text:s/>Rules one and three provide reason to drop the excess classification involved with Artistotle's eidos: </text:span><text:span text:style-name="T47">to simplify the causes of natural effects. <text:s/>Morphe loses its teleological sense entirely, as notions like telos only complicate the analysis of bodies in the physical world. <text:s/>Though, morphe in the sense of dynamics in eidos is still present in the Newtonian world.</text:span></text:p>
      <text:p text:style-name="P5"><text:span text:style-name="T47"><text:tab/>There is a clear distinction between the goals of Aristotle and Newtons investigations into </text:span><text:soft-page-break/><text:span text:style-name="T47">the universe. <text:s/>One </text:span><text:span text:style-name="T35">Newton's propensity to create vast generalizations </text:span><text:span text:style-name="T37">(ie. laws) </text:span><text:span text:style-name="T36">across large magnitudes of bodies in the universe, rather than </text:span><text:span text:style-name="T37">generating informative structures around particular bodies, </text:span><text:span text:style-name="T35">exemplifies th</text:span><text:span text:style-name="T37">e</text:span><text:span text:style-name="T35"> fundamental difference between the Aristotelian and Newtonian viewpoints. <text:s/></text:span></text:p>
      <text:p text:style-name="P6"><text:span text:style-name="T41"/></text:p>
      <text:p text:style-name="P3"><text:span text:style-name="T41"/></text:p>
      <text:p text:style-name="P3"><text:span text:style-name="T38">Newton's </text:span><text:span text:style-name="T39">experimental philosophy is guided by The Rules of Reasoning in Philosophy, found within his Principia.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2445in" style:type="center"/>
          <style:tab-stop style:position="6.4898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6252in" fo:margin-left="1in" fo:margin-right="1.01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0-30T19:55:48</meta:creation-date>
    <dc:date>2011-11-01T07:52:31</dc:date>
    <dc:creator>Josh Gordonson</dc:creator>
    <meta:editing-duration>PT21H24M17S</meta:editing-duration>
    <meta:editing-cycles>7</meta:editing-cycles>
    <meta:generator>OpenOffice.org/3.2$Linux OpenOffice.org_project/320m19$Build-9505</meta:generator>
    <meta:document-statistic meta:table-count="0" meta:image-count="0" meta:object-count="0" meta:page-count="4" meta:paragraph-count="8" meta:word-count="1401" meta:character-count="8832"/>
  </office:meta>
</office:document-meta>
</file>